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paragraph-properties fo:margin-left="1.251cm" fo:margin-right="0cm" fo:text-indent="0cm" style:auto-text-indent="false"/>
      <style:text-properties officeooo:paragraph-rsid="0012a10a"/>
    </style:style>
    <style:style style:name="P22" style:family="paragraph" style:parent-style-name="Standard">
      <style:paragraph-properties fo:margin-left="1.251cm" fo:margin-right="0cm" fo:text-indent="0cm" style:auto-text-indent="false"/>
      <style:text-properties officeooo:paragraph-rsid="00156134"/>
    </style:style>
    <style:style style:name="P23" style:family="paragraph" style:parent-style-name="Standard">
      <style:paragraph-properties fo:margin-left="1.251cm" fo:margin-right="0cm" fo:text-indent="0cm" style:auto-text-indent="false"/>
      <style:text-properties officeooo:rsid="00114471" officeooo:paragraph-rsid="00114471"/>
    </style:style>
    <style:style style:name="P24" style:family="paragraph" style:parent-style-name="Standard">
      <style:paragraph-properties fo:margin-left="1.251cm" fo:margin-right="0cm" fo:text-indent="0cm" style:auto-text-indent="false"/>
      <style:text-properties officeooo:rsid="0018dbd8" officeooo:paragraph-rsid="0018dbd8"/>
    </style:style>
    <style:style style:name="P25" style:family="paragraph" style:parent-style-name="Standard">
      <style:paragraph-properties fo:margin-left="1.251cm" fo:margin-right="0cm" fo:text-indent="0cm" style:auto-text-indent="false"/>
      <style:text-properties officeooo:rsid="001aa0cd" officeooo:paragraph-rsid="001aa0cd"/>
    </style:style>
    <style:style style:name="P26" style:family="paragraph" style:parent-style-name="Standard">
      <style:paragraph-properties fo:margin-left="1.251cm" fo:margin-right="0cm" fo:text-indent="0cm" style:auto-text-indent="false"/>
      <style:text-properties officeooo:rsid="001d1c87" officeooo:paragraph-rsid="001d1c87"/>
    </style:style>
    <style:style style:name="P27" style:family="paragraph" style:parent-style-name="Standard">
      <style:paragraph-properties fo:margin-left="1.251cm" fo:margin-right="0cm" fo:text-indent="0cm" style:auto-text-indent="false"/>
      <style:text-properties officeooo:rsid="001e4a5a" officeooo:paragraph-rsid="001e4a5a"/>
    </style:style>
    <style:style style:name="P28" style:family="paragraph" style:parent-style-name="Standard">
      <style:paragraph-properties fo:margin-left="1.251cm" fo:margin-right="0cm" fo:text-indent="0cm" style:auto-text-indent="false"/>
      <style:text-properties officeooo:rsid="00227e7a" officeooo:paragraph-rsid="00227e7a"/>
    </style:style>
    <style:style style:name="P29" style:family="paragraph" style:parent-style-name="Standard">
      <style:paragraph-properties fo:margin-left="0cm" fo:margin-right="0cm" fo:text-indent="0cm" style:auto-text-indent="false"/>
      <style:text-properties officeooo:rsid="00114471" officeooo:paragraph-rsid="00114471"/>
    </style:style>
    <style:style style:name="P30" style:family="paragraph" style:parent-style-name="Standard">
      <style:paragraph-properties fo:margin-left="0cm" fo:margin-right="0cm" fo:text-indent="0cm" style:auto-text-indent="false"/>
      <style:text-properties officeooo:rsid="0012a10a" officeooo:paragraph-rsid="0012a10a"/>
    </style:style>
    <style:style style:name="P31" style:family="paragraph" style:parent-style-name="Standard">
      <style:paragraph-properties fo:margin-left="0cm" fo:margin-right="0cm" fo:text-indent="0cm" style:auto-text-indent="false"/>
      <style:text-properties officeooo:rsid="0012a10a" officeooo:paragraph-rsid="00156134"/>
    </style:style>
    <style:style style:name="P32" style:family="paragraph" style:parent-style-name="Standard">
      <style:paragraph-properties fo:margin-left="0cm" fo:margin-right="0cm" fo:text-indent="0cm" style:auto-text-indent="false"/>
      <style:text-properties officeooo:rsid="0013b93a" officeooo:paragraph-rsid="0013b93a"/>
    </style:style>
    <style:style style:name="P33" style:family="paragraph" style:parent-style-name="Standard">
      <style:paragraph-properties fo:margin-left="0cm" fo:margin-right="0cm" fo:text-indent="0cm" style:auto-text-indent="false"/>
      <style:text-properties officeooo:rsid="0018dbd8" officeooo:paragraph-rsid="0018dbd8"/>
    </style:style>
    <style:style style:name="P34" style:family="paragraph" style:parent-style-name="Standard">
      <style:paragraph-properties fo:margin-left="0cm" fo:margin-right="0cm" fo:text-indent="0cm" style:auto-text-indent="false"/>
      <style:text-properties officeooo:rsid="001ca706" officeooo:paragraph-rsid="001ca706"/>
    </style:style>
    <style:style style:name="P35" style:family="paragraph" style:parent-style-name="Standard">
      <style:paragraph-properties fo:margin-left="0cm" fo:margin-right="0cm" fo:text-indent="0cm" style:auto-text-indent="false"/>
      <style:text-properties officeooo:rsid="001d1c87" officeooo:paragraph-rsid="001d1c87"/>
    </style:style>
    <style:style style:name="P36" style:family="paragraph" style:parent-style-name="Standard">
      <style:paragraph-properties fo:margin-left="0cm" fo:margin-right="0cm" fo:text-indent="0cm" style:auto-text-indent="false"/>
      <style:text-properties officeooo:rsid="001cd7ed" officeooo:paragraph-rsid="0018dbd8"/>
    </style:style>
    <style:style style:name="P37" style:family="paragraph" style:parent-style-name="Standard">
      <style:paragraph-properties fo:margin-left="0cm" fo:margin-right="0cm" fo:text-indent="0cm" style:auto-text-indent="false"/>
      <style:text-properties officeooo:rsid="001e4a5a" officeooo:paragraph-rsid="001e4a5a"/>
    </style:style>
    <style:style style:name="P38" style:family="paragraph" style:parent-style-name="Standard">
      <style:paragraph-properties fo:margin-left="0cm" fo:margin-right="0cm" fo:text-indent="0cm" style:auto-text-indent="false"/>
      <style:text-properties officeooo:rsid="00227e7a" officeooo:paragraph-rsid="00227e7a"/>
    </style:style>
    <style:style style:name="P39" style:family="paragraph" style:parent-style-name="Standard">
      <style:paragraph-properties fo:margin-left="0cm" fo:margin-right="0cm" fo:text-indent="0cm" style:auto-text-indent="false"/>
      <style:text-properties officeooo:rsid="002388e6" officeooo:paragraph-rsid="002388e6"/>
    </style:style>
    <style:style style:name="P40" style:family="paragraph" style:parent-style-name="Table_20_Heading">
      <style:text-properties officeooo:rsid="000ea5fc" officeooo:paragraph-rsid="000ea5fc"/>
    </style:style>
    <style:style style:name="P41" style:family="paragraph" style:parent-style-name="Table_20_Heading">
      <style:text-properties officeooo:rsid="000ec997" officeooo:paragraph-rsid="000ec997"/>
    </style:style>
    <style:style style:name="P42" style:family="paragraph" style:parent-style-name="Table_20_Contents">
      <style:text-properties officeooo:rsid="000ea5fc" officeooo:paragraph-rsid="000ea5fc"/>
    </style:style>
    <style:style style:name="P43" style:family="paragraph" style:parent-style-name="Table_20_Contents">
      <style:text-properties officeooo:rsid="000ec997" officeooo:paragraph-rsid="000ec997"/>
    </style:style>
    <style:style style:name="P44" style:family="paragraph" style:parent-style-name="Standard" style:list-style-name="L1">
      <style:text-properties officeooo:rsid="00289238" officeooo:paragraph-rsid="00289238"/>
    </style:style>
    <style:style style:name="P45" style:family="paragraph" style:parent-style-name="Standard" style:list-style-name="L2">
      <style:text-properties officeooo:rsid="00114471" officeooo:paragraph-rsid="00114471"/>
    </style:style>
    <style:style style:name="P46" style:family="paragraph" style:parent-style-name="Standard" style:list-style-name="L3">
      <style:text-properties officeooo:rsid="00114471" officeooo:paragraph-rsid="00114471"/>
    </style:style>
    <style:style style:name="P47" style:family="paragraph" style:parent-style-name="Standard" style:list-style-name="L4">
      <style:text-properties officeooo:rsid="00114471" officeooo:paragraph-rsid="00114471"/>
    </style:style>
    <style:style style:name="P48" style:family="paragraph" style:parent-style-name="Standard" style:list-style-name="L5">
      <style:text-properties officeooo:rsid="00114471" officeooo:paragraph-rsid="00114471"/>
    </style:style>
    <style:style style:name="P49" style:family="paragraph" style:parent-style-name="Standard" style:list-style-name="L5">
      <style:text-properties officeooo:paragraph-rsid="0012a10a"/>
    </style:style>
    <style:style style:name="P50" style:family="paragraph" style:parent-style-name="Standard" style:list-style-name="L6">
      <style:text-properties officeooo:paragraph-rsid="00156134"/>
    </style:style>
    <style:style style:name="P51" style:family="paragraph" style:parent-style-name="Standard" style:list-style-name="L6">
      <style:text-properties officeooo:rsid="00156134" officeooo:paragraph-rsid="00156134"/>
    </style:style>
    <style:style style:name="P52" style:family="paragraph" style:parent-style-name="Standard" style:list-style-name="L7">
      <style:text-properties officeooo:rsid="0018dbd8" officeooo:paragraph-rsid="0018dbd8"/>
    </style:style>
    <style:style style:name="P53" style:family="paragraph" style:parent-style-name="Standard" style:list-style-name="L9">
      <style:text-properties officeooo:rsid="0018dbd8" officeooo:paragraph-rsid="001e81b5"/>
    </style:style>
    <style:style style:name="P54" style:family="paragraph" style:parent-style-name="Standard" style:list-style-name="L12">
      <style:text-properties officeooo:rsid="0018dbd8" officeooo:paragraph-rsid="002388e6"/>
    </style:style>
    <style:style style:name="P55" style:family="paragraph" style:parent-style-name="Standard" style:list-style-name="L8">
      <style:text-properties officeooo:rsid="001e4a5a" officeooo:paragraph-rsid="001e4a5a"/>
    </style:style>
    <style:style style:name="P56" style:family="paragraph" style:parent-style-name="Standard" style:list-style-name="L9">
      <style:text-properties officeooo:rsid="001e4a5a" officeooo:paragraph-rsid="001e4a5a"/>
    </style:style>
    <style:style style:name="P57" style:family="paragraph" style:parent-style-name="Standard" style:list-style-name="L9">
      <style:text-properties officeooo:rsid="001e81b5" officeooo:paragraph-rsid="001e81b5"/>
    </style:style>
    <style:style style:name="P58" style:family="paragraph" style:parent-style-name="Standard" style:list-style-name="L9">
      <style:text-properties officeooo:rsid="0020542d" officeooo:paragraph-rsid="0020542d"/>
    </style:style>
    <style:style style:name="P59" style:family="paragraph" style:parent-style-name="Standard" style:list-style-name="L9">
      <style:text-properties officeooo:rsid="00210720" officeooo:paragraph-rsid="00210720"/>
    </style:style>
    <style:style style:name="P60" style:family="paragraph" style:parent-style-name="Standard" style:list-style-name="L10">
      <style:text-properties officeooo:rsid="00227e7a" officeooo:paragraph-rsid="00227e7a"/>
    </style:style>
    <style:style style:name="P61" style:family="paragraph" style:parent-style-name="Standard" style:list-style-name="L11">
      <style:text-properties officeooo:rsid="00227e7a" officeooo:paragraph-rsid="00227e7a"/>
    </style:style>
    <style:style style:name="P62" style:family="paragraph" style:parent-style-name="Standard" style:list-style-name="L12">
      <style:text-properties officeooo:rsid="002388e6" officeooo:paragraph-rsid="002388e6"/>
    </style:style>
    <style:style style:name="P63" style:family="paragraph" style:parent-style-name="Standard">
      <style:text-properties officeooo:rsid="00272dc5" officeooo:paragraph-rsid="00272dc5"/>
    </style:style>
    <style:style style:name="P64" style:family="paragraph" style:parent-style-name="Standard">
      <style:text-properties officeooo:rsid="00272dc5" officeooo:paragraph-rsid="002aead6"/>
    </style:style>
    <style:style style:name="P65" style:family="paragraph" style:parent-style-name="Standard">
      <style:text-properties officeooo:rsid="00272dc5" officeooo:paragraph-rsid="002b5585"/>
    </style:style>
    <style:style style:name="P66" style:family="paragraph" style:parent-style-name="Standard">
      <style:text-properties officeooo:rsid="00272dc5" officeooo:paragraph-rsid="002c82f7"/>
    </style:style>
    <style:style style:name="P67" style:family="paragraph" style:parent-style-name="Standard">
      <style:text-properties officeooo:rsid="00272dc5" officeooo:paragraph-rsid="002c9f42"/>
    </style:style>
    <style:style style:name="P68" style:family="paragraph" style:parent-style-name="Standard">
      <style:text-properties officeooo:rsid="00272dc5" officeooo:paragraph-rsid="002e5f40"/>
    </style:style>
    <style:style style:name="P69" style:family="paragraph" style:parent-style-name="Standard">
      <style:text-properties officeooo:rsid="00272dc5" officeooo:paragraph-rsid="0031f10e"/>
    </style:style>
    <style:style style:name="P70" style:family="paragraph" style:parent-style-name="Standard">
      <style:paragraph-properties fo:margin-left="1.251cm" fo:margin-right="0cm" fo:text-indent="0cm" style:auto-text-indent="false"/>
      <style:text-properties officeooo:rsid="00272dc5" officeooo:paragraph-rsid="002e5f40"/>
    </style:style>
    <style:style style:name="P71" style:family="paragraph" style:parent-style-name="Standard">
      <style:paragraph-properties fo:margin-left="1.251cm" fo:margin-right="0cm" fo:text-indent="0cm" style:auto-text-indent="false"/>
      <style:text-properties officeooo:rsid="00272dc5" officeooo:paragraph-rsid="0033ab6e"/>
    </style:style>
    <style:style style:name="P72" style:family="paragraph" style:parent-style-name="Standard">
      <style:paragraph-properties fo:margin-left="0cm" fo:margin-right="0cm" fo:text-indent="0cm" style:auto-text-indent="false"/>
      <style:text-properties officeooo:rsid="00272dc5" officeooo:paragraph-rsid="002e5f40"/>
    </style:style>
    <style:style style:name="P73" style:family="paragraph" style:parent-style-name="Standard">
      <style:paragraph-properties fo:margin-left="0cm" fo:margin-right="0cm" fo:text-indent="0cm" style:auto-text-indent="false"/>
      <style:text-properties officeooo:rsid="00272dc5" officeooo:paragraph-rsid="00305984"/>
    </style:style>
    <style:style style:name="P74" style:family="paragraph" style:parent-style-name="Standard">
      <style:paragraph-properties fo:margin-left="0cm" fo:margin-right="0cm" fo:text-indent="0cm" style:auto-text-indent="false"/>
      <style:text-properties officeooo:rsid="00272dc5" officeooo:paragraph-rsid="0031f10e"/>
    </style:style>
    <style:style style:name="P75" style:family="paragraph" style:parent-style-name="Standard">
      <style:paragraph-properties fo:margin-left="0cm" fo:margin-right="0cm" fo:text-indent="0cm" style:auto-text-indent="false"/>
      <style:text-properties officeooo:rsid="00272dc5" officeooo:paragraph-rsid="0033ab6e"/>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2aead6"/>
    </style:style>
    <style:style style:name="T16" style:family="text">
      <style:text-properties officeooo:rsid="002b5585"/>
    </style:style>
    <style:style style:name="T17" style:family="text">
      <style:text-properties officeooo:rsid="002c82f7"/>
    </style:style>
    <style:style style:name="T18" style:family="text">
      <style:text-properties officeooo:rsid="002c9f42"/>
    </style:style>
    <style:style style:name="T19" style:family="text">
      <style:text-properties officeooo:rsid="002e5f40"/>
    </style:style>
    <style:style style:name="T20" style:family="text">
      <style:text-properties officeooo:rsid="00305984"/>
    </style:style>
    <style:style style:name="T21" style:family="text">
      <style:text-properties officeooo:rsid="0031f10e"/>
    </style:style>
    <style:style style:name="T22" style:family="text">
      <style:text-properties officeooo:rsid="0033ab6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buter avec Zend Framework 2 et Doctrine 2.</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40">Page</text:p>
            </table:table-cell>
            <table:table-cell table:style-name="Pages.B1" office:value-type="string">
              <text:p text:style-name="P40">Description</text:p>
            </table:table-cell>
          </table:table-row>
        </table:table-header-rows>
        <table:table-row>
          <table:table-cell table:style-name="Pages.A2" office:value-type="string">
            <text:p text:style-name="P42">Liste des albums</text:p>
          </table:table-cell>
          <table:table-cell table:style-name="Pages.B2" office:value-type="string">
            <text:p text:style-name="P42">Affiche la liste des albums et fournit les liens pour les éditer / supprimer. Un lien est également fournit permettant de créer un nouvel album.</text:p>
          </table:table-cell>
        </table:table-row>
        <table:table-row>
          <table:table-cell table:style-name="Pages.A2" office:value-type="string">
            <text:p text:style-name="P42">Ajouter un album</text:p>
          </table:table-cell>
          <table:table-cell table:style-name="Pages.B2" office:value-type="string">
            <text:p text:style-name="P42">Fournit un formulaire permettant de créer un album.</text:p>
          </table:table-cell>
        </table:table-row>
        <table:table-row>
          <table:table-cell table:style-name="Pages.A2" office:value-type="string">
            <text:p text:style-name="P42">Éditer un album</text:p>
          </table:table-cell>
          <table:table-cell table:style-name="Pages.B2" office:value-type="string">
            <text:p text:style-name="P42">Fournit un formulaire permettant d'éditer un album.</text:p>
          </table:table-cell>
        </table:table-row>
        <text:soft-page-break/>
        <table:table-row>
          <table:table-cell table:style-name="Pages.A2" office:value-type="string">
            <text:p text:style-name="P42">Supprimer un album</text:p>
          </table:table-cell>
          <table:table-cell table:style-name="Pages.B2" office:value-type="string">
            <text:p text:style-name="P42">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41">Nom du champ</text:p>
            </table:table-cell>
            <table:table-cell table:style-name="TableAlbum.A1" office:value-type="string">
              <text:p text:style-name="P41">Type</text:p>
            </table:table-cell>
            <table:table-cell table:style-name="TableAlbum.A1" office:value-type="string">
              <text:p text:style-name="P41">Null ?</text:p>
            </table:table-cell>
            <table:table-cell table:style-name="TableAlbum.D1" office:value-type="string">
              <text:p text:style-name="P41">Note</text:p>
            </table:table-cell>
          </table:table-row>
        </table:table-header-rows>
        <table:table-row>
          <table:table-cell table:style-name="TableAlbum.A2" office:value-type="string">
            <text:p text:style-name="P43">id</text:p>
          </table:table-cell>
          <table:table-cell table:style-name="TableAlbum.A2" office:value-type="string">
            <text:p text:style-name="P43">integer</text:p>
          </table:table-cell>
          <table:table-cell table:style-name="TableAlbum.A2" office:value-type="string">
            <text:p text:style-name="P43">No</text:p>
          </table:table-cell>
          <table:table-cell table:style-name="TableAlbum.D2" office:value-type="string">
            <text:p text:style-name="P43">Clé primaire, auto incrémenté</text:p>
          </table:table-cell>
        </table:table-row>
        <table:table-row>
          <table:table-cell table:style-name="TableAlbum.A2" office:value-type="string">
            <text:p text:style-name="P43">artist</text:p>
          </table:table-cell>
          <table:table-cell table:style-name="TableAlbum.A2" office:value-type="string">
            <text:p text:style-name="P43">varchar(100)</text:p>
          </table:table-cell>
          <table:table-cell table:style-name="TableAlbum.A2" office:value-type="string">
            <text:p text:style-name="P43">No</text:p>
          </table:table-cell>
          <table:table-cell table:style-name="TableAlbum.D2" office:value-type="string">
            <text:p text:style-name="P43">Nom de l'artiste</text:p>
          </table:table-cell>
        </table:table-row>
        <table:table-row>
          <table:table-cell table:style-name="TableAlbum.A2" office:value-type="string">
            <text:p text:style-name="P43">title</text:p>
          </table:table-cell>
          <table:table-cell table:style-name="TableAlbum.A2" office:value-type="string">
            <text:p text:style-name="P43">varchar(100)</text:p>
          </table:table-cell>
          <table:table-cell table:style-name="TableAlbum.A2" office:value-type="string">
            <text:p text:style-name="P43">No</text:p>
          </table:table-cell>
          <table:table-cell table:style-name="TableAlbum.D2" office:value-type="string">
            <text:p text:style-name="P43">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2058198566" text:style-name="L1">
        <text:list-item>
          <text:p text:style-name="P44">Utilisez la méthode « Composer » pour installer ZF2</text:p>
        </text:list-item>
        <text:list-item>
          <text:p text:style-name="P44">Appliquez les tâches de post-installation</text:p>
        </text:list-item>
        <text:list-item>
          <text:p text:style-name="P44">Utilisez la méthode « PHP 5.4 » dans la section « Configuration »</text:p>
        </text:list-item>
        <text:list-item>
          <text:p text:style-name="P44">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1176606281" text:style-name="L2">
        <text:list-item>
          <text:p text:style-name="P45">Composer,</text:p>
        </text:list-item>
        <text:list-item>
          <text:p text:style-name="P45">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726540498" text:style-name="L3">
        <text:list-item>
          <text:p text:style-name="P46">Ouvrez un terminal</text:p>
        </text:list-item>
        <text:list-item>
          <text:p text:style-name="P46">naviguez là ou vous souhaitez démarrer votre application (par Exemple sur le Bureau sous Ubuntu) :</text:p>
        </text:list-item>
      </text:list>
      <text:p text:style-name="P23">$ cd ~/Bureau</text:p>
      <text:list xml:id="list662435253" text:style-name="L4">
        <text:list-item>
          <text:p text:style-name="P47">Saisir la commande d'installation de Composer :</text:p>
        </text:list-item>
      </text:list>
      <text:p text:style-name="P23">$ curl -sS https://getcomposer.org/installer | php</text:p>
      <text:p text:style-name="P29"/>
      <text:p text:style-name="P29">Enfin, utilisez Composer pour générer un squelette d'application là où vous le désirez :</text:p>
      <text:list xml:id="list2108603790" text:style-name="L5">
        <text:list-item>
          <text:p text:style-name="P48">Toujours dans votre terminal et là où vous avez décidé de travailler sur votre application</text:p>
        </text:list-item>
        <text:list-item>
          <text:p text:style-name="P49"><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21"><text:span text:style-name="T6">$ ./</text:span><text:span text:style-name="T7">composer.phar create-project --repository-url="http://packages.zendframework.com" zendframework/skeleton-application z2d2-tuto_application </text:span><text:span text:style-name="T9">dev-master</text:span></text:p>
      <text:p text:style-name="P30"/>
      <text:p text:style-name="P32"><text:soft-page-break/>La méthode Github :</text:p>
      <text:p text:style-name="P32"/>
      <text:p text:style-name="P32">L'autre façon d'obtenir un squelette d'application est d'utiliser le dépôt Github de ZendFramework (où un de ses forks si vous préférez mais dans ce cas je ne pense pas que ce tutoriel s'adresse à vous ;-) ). Lien 11</text:p>
      <text:list xml:id="list856097061" text:style-name="L6">
        <text:list-item>
          <text:p text:style-name="P51">Allez sur la page Github (Lien 11) et cliquez sur le bouton Zip et décompressez l'archive téléchargée dans votre répertoire de travail.</text:p>
        </text:list-item>
        <text:list-item>
          <text:p text:style-name="P50"><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51">Où avec un terminal positionné dans votre répertoire de travail (voir plus haut dans la méthode Composer) :</text:p>
        </text:list-item>
      </text:list>
      <text:p text:style-name="P22"><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31"/>
      <text:p text:style-name="P34">Tâches post-installation :</text:p>
      <text:p text:style-name="P31"/>
      <text:p text:style-name="P33">Une fois votre squelette d'application installé il faut encore mettre composer à jour (oui quelque soit la méthode employée le squelette d'application contiens une version, souvent obsolète, de Composer) et installer les dépendances requises par ZF2.</text:p>
      <text:list xml:id="list1324745037" text:style-name="L7">
        <text:list-item>
          <text:p text:style-name="P52">Placez-vous dans le répertoire de votre application avec votre terminal préféré.</text:p>
        </text:list-item>
      </text:list>
      <text:p text:style-name="P24">$ ./composer.phar self-update</text:p>
      <text:p text:style-name="P25">$ ./composer.phar install</text:p>
      <text:p text:style-name="P33"/>
      <text:p text:style-name="P35">Si vous avez des problèmes où des messages d'erreur lors des tâches de post-installation essayez de remplacer la dernière commande par :</text:p>
      <text:p text:style-name="P26">$ COMPOSER_PROCESS_TIMEOUT=5000 php composer.phar install</text:p>
      <text:p text:style-name="P33"/>
      <text:p text:style-name="P33">C<text:span text:style-name="T10">onfiguration :</text:span></text:p>
      <text:p text:style-name="P35">Apache :</text:p>
      <text:p text:style-name="P36"/>
      <text:p text:style-name="P37">Si vous utilisez PHP 5.4 je vous recommande la section suivante si vous n'intallez pas un environnement dit de « Production ».</text:p>
      <text:p text:style-name="P37"/>
      <text:p text:style-name="P37">Vous allez avoir besoin de configurer un hôte virtuel apache : </text:p>
      <text:list xml:id="list331739265" text:style-name="L8">
        <text:list-item>
          <text:p text:style-name="P55">Depuis votre terminal favoris et placé dans le répertoire de votre squelette d'application, copiez le résultat de cette commande :</text:p>
        </text:list-item>
      </text:list>
      <text:p text:style-name="P27">$ pwd</text:p>
      <text:list xml:id="list1047024928" text:style-name="L9">
        <text:list-item>
          <text:p text:style-name="P56">Créez un fichier texte nommé vhost.conf dans le répertoire « config »</text:p>
        </text:list-item>
        <text:list-item>
          <text:p text:style-name="P57">Copiez le contenu du fichier config/vhost.conf que vous trouverez dans un de nos dépôts git/github. Liens 8, 9</text:p>
        </text:list-item>
        <text:list-item>
          <text:p text:style-name="P57">Adaptez le à votre configuration en enlevant les « &lt; &gt; » :</text:p>
          <text:list>
            <text:list-item>
              <text:p text:style-name="P53"><text:span text:style-name="T11">&lt;</text:span><text:a xlink:type="simple" xlink:href="mailto:votre@adresse.mail"><text:span text:style-name="T11">votre@adresse.mail</text:span></text:a><text:span text:style-name="T11">&gt; : votre adresse email : ServerAdmin tagada@plop.org</text:span></text:p>
            </text:list-item>
            <text:list-item>
              <text:p text:style-name="P53"><text:span text:style-name="T11">&lt;ServerName&gt;  : Nom que vous donnez au serveur : ServerName <text:s/></text:span><text:span text:style-name="T7">z2d2-tuto</text:span></text:p>
            </text:list-item>
            <text:list-item>
              <text:p text:style-name="P53"><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57">Enregistrez les changements et quittez votre éditeur pour revenir à votre terminal</text:p>
        </text:list-item>
        <text:list-item>
          <text:p text:style-name="P57">Exécutez les commandes suivantes dans l'ordre indiqué (n'oubliez pas de saisir votre mot de passe quand sudo vous le demande) :</text:p>
          <text:list>
            <text:list-item>
              <text:p text:style-name="P57">$ sudo ln -s `pwd`/config/vhost.conf /etc/apache2/sites-available/&lt;ServerName&gt;.conf </text:p>
            </text:list-item>
            <text:list-item>
              <text:p text:style-name="P57">$ sudo a2ensite &lt;nomDuSite&gt;.conf </text:p>
            </text:list-item>
            <text:list-item>
              <text:p text:style-name="P57">$ sudo service apache2 reload</text:p>
            </text:list-item>
          </text:list>
        </text:list-item>
        <text:list-item>
          <text:p text:style-name="P58"><text:soft-page-break/>Éditez le fichier /etc/hosts (attention il faut des droits d'admin pour ça)</text:p>
        </text:list-item>
        <text:list-item>
          <text:p text:style-name="P58">Ajoutez le &lt;ServerName&gt; à la fin de la ligne commençant par 127.0.0.1</text:p>
        </text:list-item>
        <text:list-item>
          <text:p text:style-name="P59">Enregistrez/quittez</text:p>
        </text:list-item>
      </text:list>
      <text:p text:style-name="P17"/>
      <text:p text:style-name="P18">PHP 5.4 : serveur embarqué :</text:p>
      <text:p text:style-name="P18"/>
      <text:p text:style-name="P18">Attention vérifiez que vous utilisez bien PHP 5.4 :</text:p>
      <text:p text:style-name="P28">$ php -v</text:p>
      <text:p text:style-name="P38">Cette commande doit vous répondre quelque chose comme :</text:p>
      <text:p text:style-name="P28">PHP 5.4.6-1ubuntu1.2 (cli) (built: Mar 11 2013 14:57:54)</text:p>
      <text:p text:style-name="P38"/>
      <text:list xml:id="list1519740163" text:style-name="L10">
        <text:list-item>
          <text:p text:style-name="P60">placez-vous dans le répertoire « public » du squelette d'application</text:p>
        </text:list-item>
      </text:list>
      <text:p text:style-name="P28">$ cd public</text:p>
      <text:list xml:id="list1302882093" text:style-name="L11">
        <text:list-item>
          <text:p text:style-name="P61">lancez le serveur</text:p>
        </text:list-item>
      </text:list>
      <text:p text:style-name="P28">$ php -S localhost:8000</text:p>
      <text:p text:style-name="P38"/>
      <text:p text:style-name="P38">Voilà c'est tout ! Faites Ctrl+c pour arrêter le serveur avant de fermer le terminal.</text:p>
      <text:p text:style-name="P38"/>
      <text:p text:style-name="P39">Vérification :</text:p>
      <text:p text:style-name="P39"/>
      <text:p text:style-name="P39">Ouvrez votre navigateur web à l'adresse :</text:p>
      <text:list xml:id="list753922922" text:style-name="L12">
        <text:list-item>
          <text:p text:style-name="P62">http://&lt;ServerName&gt; pour Apache</text:p>
        </text:list-item>
        <text:list-item>
          <text:p text:style-name="P54"><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63">Les modules : </text:p>
      <text:p text:style-name="P63"/>
      <text:p text:style-name="P64"><text:span text:style-name="T15">ZF2 utilise une structure modulaire poussée.</text:span></text:p>
      <text:p text:style-name="P64"><text:span text:style-name="T15">Cette structure vous permet d'organiser le code de votre application en « modules » spécifiques.</text:span></text:p>
      <text:p text:style-name="P64"><text:span text:style-name="T15">Cette structure vous permet également d'importer du code existant tout en maintenant une séparation « physique » entre votre code et un module tiers.</text:span></text:p>
      <text:p text:style-name="P64"><text:span text:style-name="T15"/></text:p>
      <text:p text:style-name="P65"><text:span text:style-name="T16">Le squelette d'application est fourni avec un module nommé « Application ».</text:span></text:p>
      <text:p text:style-name="P65"><text:span text:style-name="T16">Ce module est le module par défaut de votre application ZF2.</text:span></text:p>
      <text:p text:style-name="P65"><text:span text:style-name="T16">Pour le moment, ce module ne fait rien d'autre que de gérer la page d'accueil et la page de présentation des erreurs dans votre application.</text:span></text:p>
      <text:p text:style-name="P66"><text:span text:style-name="T1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span></text:p>
      <text:p text:style-name="P66"><text:span text:style-name="T17">Développer dans le module « Application » n'est pas une bonne pratique.</text:span></text:p>
      <text:p text:style-name="P66"><text:span text:style-name="T17"/></text:p>
      <text:p text:style-name="P67"><text:span text:style-name="T18">Nous allons commencer en créant un module nommé « Album ».</text:span></text:p>
      <text:p text:style-name="P67"><text:span text:style-name="T18">Les modules de zf2 sont des applications MVC presque autonomes et à part entière.</text:span></text:p>
      <text:p text:style-name="P67"><text:span text:style-name="T18">Il ne leur manque plus que la structure du répertoire « public » et les librairies contenues dans « vendor » pour être réellement fonctionnel.</text:span></text:p>
      <text:p text:style-name="P63"/>
      <text:p text:style-name="P63">Créer un module « Album » : </text:p>
      <text:p text:style-name="P63"><text:span text:style-name="T21"/></text:p>
      <text:p text:style-name="P69"><text:span text:style-name="T21">Je vais détailler, ici, la manière « manuelle » d'ajouter un module à une application.</text:span></text:p>
      <text:p text:style-name="P69"><text:span text:style-name="T21">Cette méthode, bien que plus lourde, est la méthode permettant une bonne compréhension du fonctionnement des modules dans ZF2.</text:span></text:p>
      <text:p text:style-name="P69"><text:span text:style-name="T21">La section « quels outils pour ZF2 » détaille une approche « fainéante » de la création d'un module.</text:span></text:p>
      <text:p text:style-name="P63"/>
      <text:p text:style-name="P68"><text:span text:style-name="T19">Pour commencer il faut créer la structure des répertoires dont nous aurons besoin dans notre module :</text:span></text:p>
      <text:p text:style-name="P68"><text:span text:style-name="T19"/></text:p>
      <text:p text:style-name="P68"><text:span text:style-name="T7">z2d2-tuto_application/</text:span></text:p>
      <text:p text:style-name="P71"><text:span text:style-name="T22"><text:s text:c="2"/>module</text:span></text:p>
      <text:p text:style-name="P71"><text:soft-page-break/><text:span text:style-name="T22"><text:s text:c="4"/>/Album</text:span></text:p>
      <text:p text:style-name="P71"><text:span text:style-name="T22"><text:s text:c="6"/>/config</text:span></text:p>
      <text:p text:style-name="P71"><text:span text:style-name="T22"><text:s text:c="6"/>/src</text:span></text:p>
      <text:p text:style-name="P71"><text:span text:style-name="T22"><text:s text:c="8"/>/Album</text:span></text:p>
      <text:p text:style-name="P71"><text:span text:style-name="T22"><text:s text:c="10"/>/Controller</text:span></text:p>
      <text:p text:style-name="P71"><text:span text:style-name="T22"><text:s text:c="10"/>/Form</text:span></text:p>
      <text:p text:style-name="P71"><text:span text:style-name="T22"><text:s text:c="10"/>/Model</text:span></text:p>
      <text:p text:style-name="P71"><text:span text:style-name="T22"><text:s text:c="6"/>/view</text:span></text:p>
      <text:p text:style-name="P71"><text:span text:style-name="T22"><text:s text:c="8"/>/album</text:span></text:p>
      <text:p text:style-name="P71"><text:span text:style-name="T22"><text:s text:c="10"/>/album</text:span></text:p>
      <text:p text:style-name="P75"><text:span text:style-name="T22"/></text:p>
      <text:p text:style-name="P72"><text:span text:style-name="T19">Comme vous pouvez le voir un module ZF2 dispose de répertoires séparés suivant quelles ressource il accueille.</text:span></text:p>
      <text:p text:style-name="P73"><text:span text:style-name="T20">Les fichiers PHP contenant les classes de l'espace de nommage (namespace) « Album » se trouvent dans le répertoire « src/Album ».</text:span></text:p>
      <text:p text:style-name="P73"><text:span text:style-name="T20">Nous pouvons donc avoir différents espace de nom au sein du même module Album, si tel était notre besoin.</text:span></text:p>
      <text:p text:style-name="P74"><text:span text:style-name="T21">Le répertoire « view », quand à lui, contient les scripts de vues (et non des classes) qui seront eux aussi organisés selon le nommage des ressources (« view »/module/controlleur/action.phtml)</text:span></text:p>
      <text:p text:style-name="P74"/>
      <text:p text:style-name="P63">Auto Chargement de fichiers :</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1T15:45:31</dc:date>
    <dc:creator>Huby Franck</dc:creator>
    <meta:editing-duration>PT3H14M26S</meta:editing-duration>
    <meta:editing-cycles>45</meta:editing-cycles>
    <meta:document-statistic meta:table-count="2" meta:image-count="2" meta:object-count="0" meta:page-count="6" meta:paragraph-count="155" meta:word-count="1759" meta:character-count="10973" meta:non-whitespace-character-count="9313"/>
  </office:meta>
</office:document-meta>
</file>